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6.9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1.6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2" style:family="graphic" style:parent-style-name="objectwithoutfill">
      <style:graphic-properties svg:stroke-width="0.05cm" svg:stroke-color="#000000" draw:marker-start="Square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/>
      <style:paragraph-properties style:writing-mode="lr-tb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2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0cm"/>
      <style:paragraph-properties style:writing-mode="lr-tb"/>
    </style:style>
    <style:style style:name="gr19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7cm"/>
      <style:paragraph-properties style:writing-mode="lr-tb"/>
    </style:style>
    <style:style style:name="gr20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1cm"/>
      <style:paragraph-properties style:writing-mode="lr-tb"/>
    </style:style>
    <style:style style:name="gr2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2.8cm"/>
      <style:paragraph-properties style:writing-mode="lr-tb"/>
    </style:style>
    <style:style style:name="gr22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1.7cm"/>
      <style:paragraph-properties style:writing-mode="lr-tb"/>
    </style:style>
    <style:style style:name="gr2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608cm"/>
      <style:paragraph-properties style:writing-mode="lr-tb"/>
    </style:style>
    <style:style style:name="gr24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27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cm" fo:min-width="1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1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objectwithoutfill">
      <style:graphic-properties svg:stroke-width="0.05cm" svg:stroke-color="#000000" draw:marker-start="" draw:marker-start-width="0.3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="solid" draw:fill-color="#ffff00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9900" fo:font-size="12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none" draw:fill-color="#ffffff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0000ff" fo:language="zxx" fo:country="none" style:language-asian="zxx" style:country-asian="none" style:language-complex="zxx" style:country-complex="none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fo:color="#009900" fo:font-size="12pt" fo:font-weight="bold" style:font-size-asian="18pt" style:font-weight-asian="bold" style:font-size-complex="18pt" style:font-weight-complex="bold"/>
    </style:style>
    <style:style style:name="T6" style:family="text">
      <style:text-properties fo:color="#cc0000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7.2cm" svg:x="1.027cm" svg:y="2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9cm" svg:x="8.3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0.9cm" svg:x="1.3cm" svg:y="2.1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cm" svg:height="0.9cm" svg:x="8.6cm" svg:y="2.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cm" svg:height="0.9cm" svg:x="3.1cm" svg:y="5.3cm">
          <text:p text:style-name="P2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8cm" svg:height="0.8cm" svg:x="4.5cm" svg:y="5.7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4cm">
          <text:p text:style-name="P5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8" draw:text-style-name="P3" draw:layer="layout" svg:width="2cm" svg:height="0.9cm" svg:x="3.1cm" svg:y="6.6cm">
            <text:p text:style-name="P2"><text:span text:style-name="T2">R.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4.6cm" svg:y="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8" draw:layer="layout" svg:x1="5.9cm" svg:y1="6.5cm" svg:x2="8.7cm" svg:y2="6.5cm">
          <text:p text:style-name="P7"><text:span text:style-name="T2"><text:s text:c="2"/></text:span><text:span text:style-name="T2">register <text:s text:c="4"/></text:span></text:p>
          <text:p text:style-name="P7"><text:span text:style-name="T2"/></text:p>
        </draw:line>
        <draw:custom-shape draw:style-name="gr10" draw:text-style-name="P9" xml:id="id4" draw:id="id4" draw:layer="layout" svg:width="0.6cm" svg:height="0.7cm" svg:x="3.8cm" svg:y="3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2" draw:layer="layout" svg:width="4.2cm" svg:height="0.9cm" svg:x="4cm" svg:y="1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8cm" svg:height="0.8cm" svg:x="5.1cm" svg:y="5.7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7.5cm" svg:y1="7.9cm" svg:x2="11.7cm" svg:y2="7.9cm">
          <text:p text:style-name="P7"><text:span text:style-name="T2">no</text:span></text:p>
          <text:p text:style-name="P7"><text:span text:style-name="T2"/></text:p>
        </draw:line>
        <draw:custom-shape draw:style-name="gr13" draw:text-style-name="P10" draw:layer="layout" svg:width="4cm" svg:height="2.8cm" svg:x="9.7cm" svg:y="5.1cm">
          <text:p text:style-name="P2"><text:span text:style-name="T2">can vo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2" draw:id="id2">
          <draw:g>
            <draw:custom-shape draw:style-name="gr14" draw:text-style-name="P11" draw:layer="layout" svg:width="3.9cm" svg:height="1.6cm" svg:x="12.6cm" svg:y="10.3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registr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1.8cm" svg:height="0.9cm" svg:x="13.2cm" svg:y="10.537cm">
              <text:p text:style-name="P2"><text:span text:style-name="T2">R.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4" draw:layer="layout" svg:width="0.8cm" svg:height="0.8cm" svg:x="14.6cm" svg:y="10.937cm">
              <text:p text:style-name="P2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8cm" svg:height="0.8cm" svg:x="15.152cm" svg:y="10.937cm">
              <text:p text:style-name="P2"><text:span text:style-name="T2">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12" draw:layer="layout" svg:width="7.051cm" svg:height="0.962cm" svg:x="1.2cm" svg:y="19.938cm">
          <draw:text-box>
            <text:p>referendum deadline <text:s/><text:span text:style-name="T4">F</text:span></text:p>
          </draw:text-box>
        </draw:frame>
        <draw:line draw:style-name="gr17" draw:text-style-name="P13" draw:layer="layout" svg:x1="8.1cm" svg:y1="20.5cm" svg:x2="19.5cm" svg:y2="20.5cm">
          <text:p/>
        </draw:line>
        <draw:frame draw:style-name="gr18" draw:text-style-name="P14" draw:layer="layout" svg:width="0.7cm" svg:height="0.725cm" svg:x="4.4cm" svg:y="5.175cm">
          <draw:text-box>
            <text:p text:style-name="P7"><text:span text:style-name="T5">F</text:span></text:p>
          </draw:text-box>
        </draw:frame>
        <draw:g>
          <draw:g>
            <draw:g>
              <draw:g>
                <draw:g>
                  <draw:g>
                    <draw:custom-shape draw:style-name="gr19" draw:text-style-name="P11" draw:layer="layout" svg:width="3.2cm" svg:height="1.6cm" svg:x="9.4cm" svg:y="10.3cm">
                      <text:p text:style-name="P2"><text:span text:style-name="T3"/></text:p>
                      <text:p text:style-name="P2"><text:span text:style-name="T3"/></text:p>
                      <text:p text:style-name="P2"><text:span text:style-name="T3"/></text:p>
                      <text:p text:style-name="P2"><text:span text:style-name="T3"/></text:p>
                      <text:p text:style-name="P2"><text:span text:style-name="T3">ballot</text:span></text:p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custom-shape draw:style-name="gr20" draw:text-style-name="P3" draw:layer="layout" svg:width="1.897cm" svg:height="0.9cm" svg:x="9.7cm" svg:y="10.5cm">
                  <text:p text:style-name="P2"><text:span text:style-name="T2">R.S</text:span></text:p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6" draw:text-style-name="P4" draw:layer="layout" svg:width="0.8cm" svg:height="0.8cm" svg:x="11.1cm" svg:y="10.994cm">
                  <text:p text:style-name="P2"><text:span text:style-name="T2">B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6" draw:text-style-name="P4" draw:layer="layout" svg:width="0.8cm" svg:height="0.8cm" svg:x="11.701cm" svg:y="10.995cm">
                  <text:p text:style-name="P2"><text:span text:style-name="T2">S</text:span></text:p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18" draw:text-style-name="P14" draw:layer="layout" svg:width="0.7cm" svg:height="0.725cm" svg:x="11cm" svg:y="10.4cm">
            <draw:text-box>
              <text:p text:style-name="P7"><text:span text:style-name="T5">F</text:span></text:p>
            </draw:text-box>
          </draw:frame>
        </draw:g>
        <draw:g xml:id="id10" draw:id="id10">
          <draw:custom-shape draw:style-name="gr21" draw:text-style-name="P11" draw:layer="layout" svg:width="3.3cm" svg:height="1.6cm" svg:x="15.7cm" svg:y="22.4cm"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rejected ballo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8cm" svg:height="0.9cm" svg:x="15.9cm" svg:y="22.6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17.3cm" svg:y="23.1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17.9cm" svg:y="23.1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4" draw:layer="layout" svg:width="0.7cm" svg:height="0.725cm" svg:x="17.1cm" svg:y="22.5cm">
            <draw:text-box>
              <text:p text:style-name="P7"><text:span text:style-name="T5">F</text:span></text:p>
            </draw:text-box>
          </draw:frame>
        </draw:g>
        <draw:g xml:id="id6" draw:id="id6">
          <draw:g>
            <draw:custom-shape draw:style-name="gr22" draw:text-style-name="P11" draw:layer="layout" svg:width="2.2cm" svg:height="1.7cm" svg:x="3.3cm" svg:y="17.1cm"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  <text:p text:style-name="P2"><text:span text:style-name="T3">vote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1.2cm" svg:height="0.956cm" svg:x="3.7cm" svg:y="17.419cm">
              <text:p text:style-name="P2"><text:span text:style-name="T2">V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4" draw:layer="layout" svg:width="0.8cm" svg:height="0.85cm" svg:x="4.4cm" svg:y="17.844cm">
              <text:p text:style-name="P2"><text:span text:style-name="T2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5" draw:text-style-name="P14" draw:layer="layout" svg:width="0.7cm" svg:height="0.77cm" svg:x="4.3cm" svg:y="17.313cm">
            <draw:text-box>
              <text:p text:style-name="P7"><text:span text:style-name="T5">F</text:span></text:p>
            </draw:text-box>
          </draw:frame>
        </draw:g>
        <draw:frame draw:style-name="gr26" draw:text-style-name="P12" xml:id="id1" draw:id="id1" draw:layer="layout" svg:width="1.488cm" svg:height="0.962cm" svg:x="13.712cm" svg:y="5.9cm">
          <draw:text-box>
            <text:p>yes</text:p>
          </draw:text-box>
        </draw:frame>
        <draw:connector draw:style-name="gr27" draw:text-style-name="P13" draw:layer="layout" draw:line-skew="1.299cm" svg:x1="15.2cm" svg:y1="6.381cm" svg:x2="16.5cm" svg:y2="11.1cm" draw:start-shape="id1" draw:start-glue-point="1" draw:end-shape="id2" draw:end-glue-point="1" svg:d="M15200 6381h3100v4719h-1800" svg:viewBox="0 0 3101 4720">
          <text:p/>
        </draw:connector>
        <draw:line draw:style-name="gr28" draw:text-style-name="P15" draw:layer="layout" svg:x1="7.4cm" svg:y1="11.1cm" svg:x2="9.4cm" svg:y2="11.1cm">
          <text:p text:style-name="P7"><text:s text:c="5"/>OK</text:p>
          <text:p text:style-name="P7"/>
        </draw:line>
        <draw:custom-shape draw:style-name="gr29" draw:text-style-name="P10" draw:layer="layout" svg:width="4cm" svg:height="2.7cm" svg:x="2.3cm" svg:y="8.2cm">
          <text:p text:style-name="P2"><text:span text:style-name="T2">S answ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2" xml:id="id7" draw:id="id7" draw:layer="layout" svg:width="1.205cm" svg:height="0.962cm" svg:x="1.311cm" svg:y="9.069cm">
          <draw:text-box>
            <text:p>no</text:p>
          </draw:text-box>
        </draw:frame>
        <draw:connector draw:style-name="gr31" draw:text-style-name="P15" draw:layer="layout" draw:line-skew="0.279cm" svg:x1="1.7cm" svg:y1="14.5cm" svg:x2="3.8cm" svg:y2="3.55cm" draw:start-shape="id3" draw:start-glue-point="3" draw:end-shape="id4" draw:end-glue-point="3" svg:d="M1700 14500h-500v-10950h2600" svg:viewBox="0 0 2601 10951">
          <text:p/>
        </draw:connector>
        <draw:connector draw:style-name="gr27" draw:text-style-name="P13" draw:layer="layout" svg:x1="6.81cm" svg:y1="10.048cm" svg:x2="5.5cm" svg:y2="17.95cm" draw:start-shape="id5" draw:start-glue-point="2" draw:end-shape="id6" draw:end-glue-point="1" svg:d="M6810 10048v7902h-1310" svg:viewBox="0 0 1311 7903">
          <text:p/>
        </draw:connector>
        <draw:frame draw:style-name="gr32" draw:text-style-name="P12" xml:id="id5" draw:id="id5" draw:layer="layout" svg:width="1.421cm" svg:height="0.962cm" svg:x="6.1cm" svg:y="9.086cm">
          <draw:text-box>
            <text:p>OK</text:p>
          </draw:text-box>
        </draw:frame>
        <draw:connector draw:style-name="gr31" draw:text-style-name="P15" draw:layer="layout" draw:line-skew="0.735cm" svg:x1="1.913cm" svg:y1="10.031cm" svg:x2="3.35cm" svg:y2="13.7cm" draw:start-shape="id7" draw:start-glue-point="2" draw:end-shape="id3" draw:end-glue-point="0" svg:d="M1913 10031v2569h1437v1100" svg:viewBox="0 0 1438 3670">
          <text:p/>
        </draw:connector>
        <draw:connector draw:style-name="gr31" draw:text-style-name="P15" draw:layer="layout" draw:line-skew="-0.031cm" svg:x1="4.209cm" svg:y1="11.562cm" svg:x2="3.35cm" svg:y2="13.7cm" draw:start-shape="id8" draw:start-glue-point="2" draw:end-shape="id3" draw:end-glue-point="0" svg:d="M4209 11562v1038h-859v1100" svg:viewBox="0 0 860 2139">
          <text:p/>
        </draw:connector>
        <draw:frame draw:style-name="gr32" draw:text-style-name="P12" xml:id="id8" draw:id="id8" draw:layer="layout" svg:width="2.581cm" svg:height="0.962cm" svg:x="2.919cm" svg:y="10.6cm">
          <draw:text-box>
            <text:p>timeout</text:p>
          </draw:text-box>
        </draw:frame>
        <draw:custom-shape draw:style-name="gr13" draw:text-style-name="P10" xml:id="id9" draw:id="id9" draw:layer="layout" svg:width="4cm" svg:height="2.8cm" svg:x="8.4cm" svg:y="21.8cm">
          <text:p text:style-name="P2"><text:span text:style-name="T2">check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5" draw:layer="layout" svg:x1="12.4cm" svg:y1="23.2cm" svg:x2="15.7cm" svg:y2="23.2cm" draw:start-shape="id9" draw:start-glue-point="7" draw:end-shape="id10" draw:end-glue-point="3" svg:d="M12400 23200h3300" svg:viewBox="0 0 3301 1">
          <text:p text:style-name="P7">irregularity</text:p>
          <text:p text:style-name="P7"/>
        </draw:connector>
        <draw:frame draw:style-name="gr34" draw:text-style-name="P16" draw:layer="layout" svg:width="2.792cm" svg:height="0.962cm" svg:x="9.108cm" svg:y="20.7cm">
          <draw:text-box>
            <text:p>for all A:</text:p>
          </draw:text-box>
        </draw:frame>
        <draw:g xml:id="id3" draw:id="id3">
          <draw:custom-shape draw:style-name="gr21" draw:text-style-name="P11" draw:layer="layout" svg:width="3.3cm" svg:height="1.6cm" svg:x="1.7cm" svg:y="13.7cm"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rejected ballo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8cm" svg:height="0.9cm" svg:x="1.9cm" svg:y="13.9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8cm" svg:height="0.8cm" svg:x="3.3cm" svg:y="14.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cm" svg:height="0.8cm" svg:x="3.9cm" svg:y="14.4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4" draw:layer="layout" svg:width="0.7cm" svg:height="0.725cm" svg:x="3.1cm" svg:y="13.8cm">
            <draw:text-box>
              <text:p text:style-name="P7"><text:span text:style-name="T5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4-08T17:23:08.195000000</dc:date>
    <meta:editing-duration>PT5H19M53S</meta:editing-duration>
    <meta:editing-cycles>27</meta:editing-cycles>
    <meta:generator>LibreOffice/6.4.2.2$Windows_X86_64 LibreOffice_project/4e471d8c02c9c90f512f7f9ead8875b57fcb1ec3</meta:generator>
    <meta:document-statistic meta:object-count="69"/>
  </office:meta>
</office:document-meta>
</file>